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e63" officeooo:paragraph-rsid="00118e63"/>
    </style:style>
    <style:style style:name="T1" style:family="text">
      <style:text-properties officeooo:rsid="0012d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tgbyb <text:span text:style-name="T1">u4thjjfjjffj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57:58.066576387</meta:creation-date>
    <dc:date>2019-05-31T10:13:07.505846158</dc:date>
    <meta:editing-duration>PT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21" meta:non-whitespace-character-count="20"/>
  </office:meta>
</office:document-meta>
</file>